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62cm" fo:min-width="4.916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88cm" fo:min-width="3.594cm" fo:wrap-option="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5cm" fo:wrap-option="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62cm" fo:min-width="3.656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82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.3cm" svg:height="2.1cm" svg:x="7.5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2cm" svg:height="1.8cm" svg:x="7.4cm" svg:y="8.3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8.6cm" svg:height="2.4cm" svg:x="5.8cm" svg:y="4.5cm">
          <text:p text:style-name="P1">Podaj liczbę całkowitą (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4" draw:id="id4" draw:layer="layout" svg:width="6.5cm" svg:height="2.6cm" svg:x="6.4cm" svg:y="12.1cm">
          <text:p text:style-name="P1">Podaj liczbę 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5" draw:id="id5" draw:layer="layout" svg:width="5cm" svg:height="2.2cm" svg:x="14.4cm" svg:y="12.2cm">
          <text:p text:style-name="P1">iloczyn = i + 1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6.2cm" svg:height="2.1cm" svg:x="6.7cm" svg:y="15.8cm">
          <text:p text:style-name="P1">iloczyn * = a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3.2cm" svg:height="3cm" svg:x="8.3cm" svg:y="18.8cm">
          <text:p text:style-name="P1">i 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9" draw:id="id9" draw:layer="layout" svg:width="6.6cm" svg:height="2.4cm" svg:x="1.3cm" svg:y="22.4cm">
          <text:p text:style-name="P1">wynik (iloczy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10" draw:id="id10" draw:layer="layout" svg:width="4.7cm" svg:height="2cm" svg:x="2.1cm" svg:y="26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10.15cm" svg:y1="3.3cm" svg:x2="10.1cm" svg:y2="4.5cm" draw:start-shape="id1" draw:start-glue-point="2" draw:end-shape="id2" svg:d="M10150 3300v600h-50v600" svg:viewBox="0 0 51 1201">
          <text:p/>
        </draw:connector>
        <draw:connector draw:style-name="gr10" draw:text-style-name="P3" draw:layer="layout" svg:x1="10.1cm" svg:y1="6.9cm" svg:x2="10cm" svg:y2="8.3cm" draw:start-shape="id2" draw:start-glue-point="8" draw:end-shape="id3" draw:end-glue-point="0" svg:d="M10100 6900v701h-100v699" svg:viewBox="0 0 101 1401">
          <text:p/>
        </draw:connector>
        <draw:connector draw:style-name="gr10" draw:text-style-name="P3" xml:id="id6" draw:id="id6" draw:layer="layout" svg:x1="10cm" svg:y1="10.1cm" svg:x2="9.65cm" svg:y2="12.1cm" draw:start-shape="id3" draw:start-glue-point="2" draw:end-shape="id4" svg:d="M10000 10100v1000h-350v1000" svg:viewBox="0 0 351 2001">
          <text:p/>
        </draw:connector>
        <draw:connector draw:style-name="gr10" draw:text-style-name="P3" draw:layer="layout" svg:x1="16.9cm" svg:y1="12.2cm" svg:x2="9.825cm" svg:y2="11.1cm" draw:start-shape="id5" draw:start-glue-point="0" draw:end-shape="id6" draw:end-glue-point="0" svg:d="M16900 12200v-1100h-7075" svg:viewBox="0 0 7076 1101">
          <text:p/>
        </draw:connector>
        <draw:connector draw:style-name="gr10" draw:text-style-name="P3" draw:layer="layout" svg:x1="9.65cm" svg:y1="14.7cm" svg:x2="9.8cm" svg:y2="15.8cm" draw:start-shape="id4" draw:start-glue-point="8" draw:end-shape="id7" draw:end-glue-point="0" svg:d="M9650 14700v551h150v549" svg:viewBox="0 0 151 1101">
          <text:p/>
        </draw:connector>
        <draw:connector draw:style-name="gr10" draw:text-style-name="P3" draw:layer="layout" svg:x1="9.8cm" svg:y1="17.9cm" svg:x2="9.9cm" svg:y2="18.8cm" draw:start-shape="id7" draw:start-glue-point="2" draw:end-shape="id8" draw:end-glue-point="4" svg:d="M9800 17900v450h100v450" svg:viewBox="0 0 101 901">
          <text:p/>
        </draw:connector>
        <draw:connector draw:style-name="gr10" draw:text-style-name="P3" draw:layer="layout" svg:x1="11.5cm" svg:y1="20.3cm" svg:x2="16.9cm" svg:y2="14.4cm" draw:start-shape="id8" draw:start-glue-point="7" draw:end-shape="id5" draw:end-glue-point="2" svg:d="M11500 20300h5400v-5900" svg:viewBox="0 0 5401 5901">
          <text:p/>
        </draw:connector>
        <draw:connector draw:style-name="gr10" draw:text-style-name="P3" draw:layer="layout" svg:x1="8.3cm" svg:y1="20.3cm" svg:x2="4.6cm" svg:y2="22.4cm" draw:start-shape="id8" draw:start-glue-point="5" draw:end-shape="id9" svg:d="M8300 20300h-3700v2100" svg:viewBox="0 0 3701 2101">
          <text:p/>
        </draw:connector>
        <draw:connector draw:style-name="gr10" draw:text-style-name="P3" draw:layer="layout" svg:x1="3.775cm" svg:y1="24.8cm" svg:x2="4.45cm" svg:y2="26.3cm" draw:start-shape="id9" draw:start-glue-point="7" draw:end-shape="id10" draw:end-glue-point="4" svg:d="M3775 24800v751h675v749" svg:viewBox="0 0 676 1501">
          <text:p/>
        </draw:connector>
        <draw:frame draw:style-name="gr11" draw:text-style-name="P4" draw:layer="layout" svg:width="1.56cm" svg:height="0.963cm" svg:x="13.6cm" svg:y="19.437cm">
          <draw:text-box>
            <text:p>NIE</text:p>
          </draw:text-box>
        </draw:frame>
        <draw:frame draw:style-name="gr12" draw:text-style-name="P5" draw:layer="layout" svg:width="1.687cm" svg:height="0.962cm" svg:x="5.813cm" svg:y="19.438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16.623658084</meta:creation-date>
    <dc:date>2018-11-28T10:17:33.812158654</dc:date>
    <meta:editing-duration>PT7M45S</meta:editing-duration>
    <meta:editing-cycles>2</meta:editing-cycles>
    <meta:generator>LibreOffice/6.0.6.2$Linux_X86_64 LibreOffice_project/00m0$Build-2</meta:generator>
    <meta:document-statistic meta:object-count="20"/>
  </office:meta>
</office:document-meta>
</file>